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cm"/>
    </style:style>
    <style:style style:name="co2" style:family="table-column">
      <style:table-column-properties fo:break-before="auto" style:column-width="18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55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lock.java</text:p>
          </table:table-cell>
          <table:table-cell office:value-type="string" calcext:value-type="string">
            <text:p>Rename this package name to match the regular expression '^[a-z_]+(\.[a-z_][a-z0-9_]*)*$'.</text:p>
          </table:table-cell>
        </table:table-row>
        <table:table-row table:style-name="ro1">
          <table:table-cell office:value-type="string" calcext:value-type="string">
            <text:p>Clock.java</text:p>
          </table:table-cell>
          <table:table-cell office:value-type="string" calcext:value-type="string">
            <text:p>Replace the type specification in this constructor call with the diamond operator ("&lt;&gt;").</text:p>
          </table:table-cell>
        </table:table-row>
        <table:table-row table:style-name="ro1">
          <table:table-cell office:value-type="string" calcext:value-type="string">
            <text:p>Clock.java</text:p>
          </table:table-cell>
          <table:table-cell office:value-type="string" calcext:value-type="string">
            <text:p>Define and throw a dedicated exception instead of using a generic one.</text:p>
          </table:table-cell>
        </table:table-row>
        <table:table-row table:style-name="ro1">
          <table:table-cell office:value-type="string" calcext:value-type="string">
            <text:p>Clock.java</text:p>
          </table:table-cell>
          <table:table-cell office:value-type="string" calcext:value-type="string">
            <text:p>Define and throw a dedicated exception instead of using a generic one.</text:p>
          </table:table-cell>
        </table:table-row>
        <table:table-row table:style-name="ro1">
          <table:table-cell office:value-type="string" calcext:value-type="string">
            <text:p>Clock.java</text:p>
          </table:table-cell>
          <table:table-cell office:value-type="string" calcext:value-type="string">
            <text:p>This block of commented-out lines of code should be removed. [+12 locations]</text:p>
          </table:table-cell>
        </table:table-row>
        <table:table-row table:style-name="ro1">
          <table:table-cell office:value-type="string" calcext:value-type="string">
            <text:p>ClockObserver.java</text:p>
          </table:table-cell>
          <table:table-cell office:value-type="string" calcext:value-type="string">
            <text:p>Rename this package name to match the regular expression '^[a-z_]+(\.[a-z_][a-z0-9_]*)*$'.</text:p>
          </table:table-cell>
        </table:table-row>
        <table:table-row table:style-name="ro1">
          <table:table-cell office:value-type="string" calcext:value-type="string">
            <text:p>DateTimer.java</text:p>
          </table:table-cell>
          <table:table-cell office:value-type="string" calcext:value-type="string">
            <text:p>Replace the type specification in this constructor call with the diamond operator ("&lt;&gt;").</text:p>
          </table:table-cell>
        </table:table-row>
        <table:table-row table:style-name="ro1">
          <table:table-cell office:value-type="string" calcext:value-type="string">
            <text:p>DateTimer.java</text:p>
          </table:table-cell>
          <table:table-cell office:value-type="string" calcext:value-type="string">
            <text:p>Replace the type specification in this constructor call with the diamond operator ("&lt;&gt;").</text:p>
          </table:table-cell>
        </table:table-row>
        <table:table-row table:style-name="ro1">
          <table:table-cell office:value-type="string" calcext:value-type="string">
            <text:p>DateTimer.java</text:p>
          </table:table-cell>
          <table:table-cell office:value-type="string" calcext:value-type="string">
            <text:p>The type of the "dates" object should be an interface such as "SortedSet" rather than the implementation "TreeSet".</text:p>
          </table:table-cell>
        </table:table-row>
        <table:table-row table:style-name="ro1">
          <table:table-cell office:value-type="string" calcext:value-type="string">
            <text:p>DateTimer.java</text:p>
          </table:table-cell>
          <table:table-cell office:value-type="string" calcext:value-type="string">
            <text:p>Replace the synchronized class "Vector" by an unsynchronized one such as "ArrayList" or "LinkedList".</text:p>
          </table:table-cell>
        </table:table-row>
        <table:table-row table:style-name="ro1">
          <table:table-cell office:value-type="string" calcext:value-type="string">
            <text:p>DateTimer.java</text:p>
          </table:table-cell>
          <table:table-cell office:value-type="string" calcext:value-type="string">
            <text:p>Replace the synchronized class "Vector" by an unsynchronized one such as "ArrayList" or "LinkedList".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Complete the task associated to this TODO comment.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Remove this array creation.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Format specifiers or lambda should be used instead of string concatenation.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Format specifiers or lambda should be used instead of string concatenation.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Invoke method(s) only conditionally. Use the built-in formatting to construct this argument.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Invoke method(s) only conditionally. Use the built-in formatting to construct this argument.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This block of commented-out lines of code should be removed.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This block of commented-out lines of code should be removed.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This block of commented-out lines of code should be removed.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This block of commented-out lines of code should be removed.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This block of commented-out lines of code should be removed. [+11 locations]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This block of commented-out lines of code should be removed. [+4 locations]</text:p>
          </table:table-cell>
        </table:table-row>
        <table:table-row table:style-name="ro1">
          <table:table-cell office:value-type="string" calcext:value-type="string">
            <text:p>DiscreteAction.java</text:p>
          </table:table-cell>
          <table:table-cell office:value-type="string" calcext:value-type="string">
            <text:p>Use the "equals" method if value comparison was intended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Complete the task associated to this TODO comment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Add a "NoSuchElementException" for iteration beyond the end of the collection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Remove this unused "element" local variable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Remove this unused "method" local variable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Remove this unused "object" local variable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Replace the type specification in this constructor call with the diamond operator ("&lt;&gt;")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Remove this useless assignment to local variable "element"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Remove this useless assignment to local variable "method"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Remove this useless assignment to local variable "object"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This block of commented-out lines of code should be removed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This block of commented-out lines of code should be removed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This block of commented-out lines of code should be removed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This block of commented-out lines of code should be removed.</text:p>
          </table:table-cell>
        </table:table-row>
        <table:table-row table:style-name="ro1">
          <table:table-cell office:value-type="string" calcext:value-type="string">
            <text:p>DiscreteActionDependent.java</text:p>
          </table:table-cell>
          <table:table-cell office:value-type="string" calcext:value-type="string">
            <text:p>This block of commented-out lines of code should be removed. [+37 locations]</text:p>
          </table:table-cell>
        </table:table-row>
        <table:table-row table:style-name="ro1">
          <table:table-cell office:value-type="string" calcext:value-type="string">
            <text:p>DiscreteActionInterface.java</text:p>
          </table:table-cell>
          <table:table-cell office:value-type="string" calcext:value-type="string">
            <text:p>Complete the task associated to this TODO comment.</text:p>
          </table:table-cell>
        </table:table-row>
        <table:table-row table:style-name="ro1">
          <table:table-cell office:value-type="string" calcext:value-type="string">
            <text:p>DiscreteActionInterface.java</text:p>
          </table:table-cell>
          <table:table-cell office:value-type="string" calcext:value-type="string">
            <text:p>This block of commented-out lines of code should be removed.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Add a "NoSuchElementException" for iteration beyond the end of the collection.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The type of the "datesOff" object should be an interface such as "SortedSet" rather than the implementation "TreeSet".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The type of the "datesOn" object should be an interface such as "SortedSet" rather than the implementation "TreeSet".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Use isEmpty() to check whether the collection is empty or not.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Use isEmpty() to check whether the collection is empty or not.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Remove this unused "currentLapsTime" private field.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Remove this unused private "dates2Timalapse" method.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Replace the synchronized class "Vector" by an unsynchronized one such as "ArrayList" or "LinkedList".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Replace the synchronized class "Vector" by an unsynchronized one such as "ArrayList" or "LinkedList".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Replace the synchronized class "Vector" by an unsynchronized one such as "ArrayList" or "LinkedList".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This block of commented-out lines of code should be removed. [+2 locations]</text:p>
          </table:table-cell>
        </table:table-row>
        <table:table-row table:style-name="ro1">
          <table:table-cell office:value-type="string" calcext:value-type="string">
            <text:p>DiscreteActionOnOffDependent.java</text:p>
          </table:table-cell>
          <table:table-cell office:value-type="string" calcext:value-type="string">
            <text:p>This block of commented-out lines of code should be removed. [+4 locations]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Complete the task associated to this TODO comment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Complete the task associated to this TODO comment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move this unused import 'action.DiscreteAction'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name this package name to match the regular expression '^[a-z_]+(\.[a-z_][a-z0-9_]*)*$'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Format specifiers or lambda should be used instead of string concatenation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Format specifiers or lambda should be used instead of string concatenation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Format specifiers or lambda should be used instead of string concatenation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Format specifiers or lambda should be used instead of string concatenation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Invoke method(s) only conditionally. Use the built-in formatting to construct this argument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Invoke method(s) only conditionally. Use the built-in formatting to construct this argument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Invoke method(s) only conditionally. Use the built-in formatting to construct this argument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Invoke method(s) only conditionally. Use the built-in formatting to construct this argument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e synchronized class "StringBuffer" by an unsynchronized one such as "StringBuilder"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e synchronized class "Vector" by an unsynchronized one such as "ArrayList" or "LinkedList"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is use of System.out or System.err by a logger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is use of System.out or System.err by a logger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is use of System.out or System.err by a logger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is use of System.out or System.err by a logger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is use of System.out or System.err by a logger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is use of System.out or System.err by a logger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is use of System.out or System.err by a logger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is use of System.out or System.err by a logger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is use of System.out or System.err by a logger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Replace this use of System.out or System.err by a logger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This block of commented-out lines of code should be removed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This block of commented-out lines of code should be removed.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This block of commented-out lines of code should be removed. [+1 location]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This block of commented-out lines of code should be removed. [+1 location]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This block of commented-out lines of code should be removed. [+9 locations]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Define a constant instead of duplicating this literal " after " 4 times. [+4 locations]</text:p>
          </table:table-cell>
        </table:table-row>
        <table:table-row table:style-name="ro1">
          <table:table-cell office:value-type="string" calcext:value-type="string">
            <text:p>DiscreteActionSimulator.java</text:p>
          </table:table-cell>
          <table:table-cell office:value-type="string" calcext:value-type="string">
            <text:p>Define a constant instead of duplicating this literal " time units</text:p>
          </table:table-cell>
        </table:table-row>
        <table:table-row table:style-name="ro2">
          <table:table-cell office:value-type="string" office:string-value=" 8 times. [+8 locations]&#10;DiscreteActionSimulator.javanullDefine a constant instead of duplicating this literal &quot;[DAS] reset action &quot; 4 times. [+4 locations]&#10;DiscreteActionSimulator.javanullDefine a constant instead of duplicating this literal &quot;[DAS] run action &quot; 4 times. [+4 locations]&#10;LogFormatter.javanullRename this local variable to match the regular expression '^[a-z][a-zA-Z0-9]*$'.&#10;LogFormatter.javanullRename this package name to match the regular expression '^[a-z_]+(\.[a-z_][a-z0-9_]*)*$'.&#10;LogFormatter.javanullAdd the &quot;@Override&quot; annotation above this method signature&#10;LogFormatter.javanullAdd the &quot;@Override&quot; annotation above this method signature&#10;LogFormatter.javanullReplace the synchronized class &quot;StringBuffer&quot; by an unsynchronized one such as &quot;StringBuilder&quot;.&#10;OneShotTimer.javanullAdd a &quot;NoSuchElementException&quot; for iteration beyond the end of the collection.&#10;PeriodicTimer.javanullDo not forget to remove this deprecated code someday.&#10;PeriodicTimer.javanullDo not forget to remove this deprecated code someday.&#10;PeriodicTimer.javanullAdd the missing @deprecated Javadoc tag.&#10;PeriodicTimer.javanullAdd the missing @deprecated Javadoc tag.&#10;PeriodicTimer.javanullRename &quot;next&quot; which hides the field declared at line 6.&#10;PeriodicTimer.javanullThis block of commented-out lines of code should be removed. [+9 locations]&#10;RandomTimer.javanullAdd a &quot;NoSuchElementException&quot; for iteration beyond the end of the collection.&#10;RandomTimer.javanullCast one of the operands of this addition operation to a &quot;double&quot;.&#10;RandomTimer.javanullCast one of the operands of this integer division to a &quot;double&quot;.&#10;" calcext:value-type="string">
            <text:p> 8 times. [+8 locations]</text:p>
            <text:p>DiscreteActionSimulator.javanullDefine a constant instead of duplicating this literal "[DAS] reset action " 4 times. [+4 locations]</text:p>
            <text:p>DiscreteActionSimulator.javanullDefine a constant instead of duplicating this literal "[DAS] run action " 4 times. [+4 locations]</text:p>
            <text:p>LogFormatter.javanullRename this local variable to match the regular expression '^[a-z][a-zA-Z0-9]*$'.</text:p>
            <text:p>LogFormatter.javanullRename this package name to match the regular expression '^[a-z_]+(\.[a-z_][a-z0-9_]*)*$'.</text:p>
            <text:p>LogFormatter.javanullAdd the "@Override" annotation above this method signature</text:p>
            <text:p>LogFormatter.javanullAdd the "@Override" annotation above this method signature</text:p>
            <text:p>LogFormatter.javanullReplace the synchronized class "StringBuffer" by an unsynchronized one such as "StringBuilder".</text:p>
            <text:p>OneShotTimer.javanullAdd a "NoSuchElementException" for iteration beyond the end of the collection.</text:p>
            <text:p>PeriodicTimer.javanullDo not forget to remove this deprecated code someday.</text:p>
            <text:p>PeriodicTimer.javanullDo not forget to remove this deprecated code someday.</text:p>
            <text:p>PeriodicTimer.javanullAdd the missing @deprecated Javadoc tag.</text:p>
            <text:p>PeriodicTimer.javanullAdd the missing @deprecated Javadoc tag.</text:p>
            <text:p>PeriodicTimer.javanullRename "next" which hides the field declared at line 6.</text:p>
            <text:p>PeriodicTimer.javanullThis block of commented-out lines of code should be removed. [+9 locations]</text:p>
            <text:p>RandomTimer.javanullAdd a "NoSuchElementException" for iteration beyond the end of the collection.</text:p>
            <text:p>RandomTimer.javanullCast one of the operands of this addition operation to a "double".</text:p>
            <text:p>RandomTimer.javanullCast one of the operands of this integer division to a "double".</text:p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0:41:58.532199644</meta:creation-date>
    <dc:date>2021-03-24T10:46:18.881333407</dc:date>
    <meta:editing-duration>PT4M21S</meta:editing-duration>
    <meta:editing-cycles>2</meta:editing-cycles>
    <meta:generator>LibreOffice/6.4.2.2$Linux_X86_64 LibreOffice_project/4e471d8c02c9c90f512f7f9ead8875b57fcb1ec3</meta:generator>
    <meta:document-statistic meta:table-count="1" meta:cell-count="169" meta:object-count="0"/>
  </office:meta>
</office:document-meta>
</file>